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width="0.203cm" svg:stroke-color="#ff0000" draw:marker-start-width="0.61cm" draw:marker-end-width="0.61cm" draw:textarea-horizontal-align="center" draw:textarea-vertical-align="middle" fo:padding-top="0.226cm" fo:padding-bottom="0.226cm" fo:padding-left="0.351cm" fo:padding-right="0.351cm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0.635cm" svg:height="0.635cm" svg:x="7.985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2" draw:layer="layout" svg:width="0.635cm" svg:height="0.635cm" svg:x="7.985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8.303cm" svg:y1="6.715cm" svg:x2="8.303cm" svg:y2="8.62cm" draw:start-shape="id1" draw:start-glue-point="8" draw:end-shape="id2" draw:end-glue-point="4" svg:d="m8303 6715v1905">
          <text:p/>
        </draw:connector>
        <draw:connector draw:style-name="gr4" draw:text-style-name="P1" draw:layer="layout" draw:type="line" svg:x1="6.622cm" svg:y1="4.717cm" svg:x2="8.078cm" svg:y2="6.173cm" draw:start-shape="id3" draw:start-glue-point="9" draw:end-shape="id1" draw:end-glue-point="5" svg:d="m6622 4717 1456 1456">
          <text:p/>
        </draw:connector>
        <draw:connector draw:style-name="gr4" draw:text-style-name="P1" draw:layer="layout" draw:type="line" svg:x1="8.303cm" svg:y1="4.175cm" svg:x2="8.303cm" svg:y2="6.08cm" draw:start-shape="id4" draw:start-glue-point="8" draw:end-shape="id1" draw:end-glue-point="4" svg:d="m8303 4175v1905">
          <text:p/>
        </draw:connector>
        <draw:connector draw:style-name="gr4" draw:text-style-name="P1" draw:layer="layout" draw:type="line" svg:x1="9.983cm" svg:y1="4.717cm" svg:x2="8.527cm" svg:y2="6.173cm" draw:start-shape="id5" draw:start-glue-point="7" draw:end-shape="id1" draw:end-glue-point="11" svg:d="m9983 4717-1456 1456">
          <text:p/>
        </draw:connector>
        <draw:custom-shape draw:style-name="gr2" draw:text-style-name="P1" draw:id="id3" draw:layer="layout" svg:width="0.635cm" svg:height="0.635cm" svg:x="6.08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4" draw:layer="layout" svg:width="0.635cm" svg:height="0.635cm" svg:x="7.985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5" draw:layer="layout" svg:width="0.635cm" svg:height="0.635cm" svg:x="9.89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5.238cm" svg:y1="2.97cm" svg:x2="6.173cm" svg:y2="4.268cm" draw:end-shape="id3" draw:end-glue-point="5" svg:d="m5238 2970 935 1298">
          <text:p/>
        </draw:connector>
        <draw:connector draw:style-name="gr4" draw:text-style-name="P1" draw:layer="layout" draw:type="line" svg:x1="6.398cm" svg:y1="4.175cm" svg:x2="7.073cm" svg:y2="2.106cm" draw:start-shape="id3" draw:start-glue-point="4" svg:d="m6398 4175 675-2069">
          <text:p/>
        </draw:connector>
        <draw:connector draw:style-name="gr4" draw:text-style-name="P1" draw:layer="layout" draw:type="line" svg:x1="8.303cm" svg:y1="3.54cm" svg:x2="9.26cm" svg:y2="2.619cm" draw:start-shape="id4" draw:start-glue-point="4" svg:d="m8303 3540 957-921">
          <text:p/>
        </draw:connector>
        <draw:connector draw:style-name="gr4" draw:text-style-name="P1" draw:layer="layout" draw:type="line" svg:x1="8.078cm" svg:y1="3.633cm" svg:x2="8.018cm" svg:y2="2.376cm" draw:start-shape="id4" draw:start-glue-point="5" svg:d="m8078 3633-60-1257">
          <text:p/>
        </draw:connector>
        <draw:connector draw:style-name="gr4" draw:text-style-name="P1" draw:layer="layout" draw:type="line" svg:x1="10.208cm" svg:y1="4.175cm" svg:x2="10.367cm" svg:y2="2.862cm" draw:start-shape="id5" draw:start-glue-point="4" svg:d="m10208 4175 159-1313">
          <text:p/>
        </draw:connector>
        <draw:connector draw:style-name="gr4" draw:text-style-name="P1" draw:layer="layout" draw:type="line" svg:x1="10.525cm" svg:y1="4.493cm" svg:x2="11.555cm" svg:y2="4.536cm" draw:start-shape="id5" draw:start-glue-point="10" svg:d="m10525 4493 1030 4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niel Galinkin</meta:initial-creator>
    <meta:creation-date>2010-06-24T12:25:46</meta:creation-date>
    <dc:date>2010-06-24T12:35:54</dc:date>
    <dc:creator>Daniel Galinkin</dc:creator>
    <meta:editing-duration>PT00H10M09S</meta:editing-duration>
    <meta:editing-cycles>2</meta:editing-cycles>
    <meta:generator>OpenOffice.org/3.2$Unix OpenOffice.org_project/320m12$Build-9483</meta:generator>
    <meta:document-statistic meta:object-count="15"/>
  </office:meta>
</office:document-meta>
</file>